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SYNC OVER HTTPS FOR LINUX AND WINDOWS 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kshay Patil</meta:initial-creator>
    <meta:creation-date>2012-11-25T15:14:38</meta:creation-date>
    <dc:date>2012-11-25T15:17:37</dc:date>
    <dc:creator>Akshay Patil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